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officeooo:rsid="00020cc2" officeooo:paragraph-rsid="00020cc2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font-weight="bold" officeooo:rsid="00020cc2" officeooo:paragraph-rsid="00020cc2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bold" officeooo:rsid="00028f68" officeooo:paragraph-rsid="00028f68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font-weight="normal" officeooo:rsid="00020cc2" officeooo:paragraph-rsid="00020cc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fo:font-weight="normal" officeooo:rsid="00028f68" officeooo:paragraph-rsid="00020cc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font-weight="normal" officeooo:rsid="00028f68" officeooo:paragraph-rsid="00028f6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style="italic" fo:font-weight="normal" officeooo:rsid="00020cc2" officeooo:paragraph-rsid="00020cc2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8f68" style:font-weight-asian="normal" style:font-weight-complex="normal"/>
    </style:style>
    <style:style style:name="T3" style:family="text">
      <style:text-properties fo:font-weight="normal" officeooo:rsid="000527d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UD Hot Dog</text:p>
      <text:p text:style-name="P1"/>
      <text:p text:style-name="P4">Create a web application for hot dog`s managment.</text:p>
      <text:p text:style-name="P4"/>
      <text:p text:style-name="P2">Technical details:</text:p>
      <text:p text:style-name="P4">- Use any programming language.</text:p>
      <text:p text:style-name="P4">- Create a web server with 4 API`s:</text:p>
      <text:p text:style-name="P7"><text:s text:c="3"/>– Create HD</text:p>
      <text:p text:style-name="P7"><text:s text:c="3"/>– Read HD</text:p>
      <text:p text:style-name="P7"><text:s text:c="3"/>– Update HD</text:p>
      <text:p text:style-name="P7"><text:s text:c="3"/>– Delete HD</text:p>
      <text:p text:style-name="P7"/>
      <text:p text:style-name="P4">- Your application should be available via the Internet.</text:p>
      <text:p text:style-name="P4"/>
      <text:p text:style-name="P4"/>
      <text:p text:style-name="P2">F.A.Q.</text:p>
      <text:p text:style-name="P2"/>
      <text:p text:style-name="P2">Q. <text:span text:style-name="T1">What should I do ?</text:span></text:p>
      <text:p text:style-name="P2">A. <text:span text:style-name="T1">Use any framework (React, Vue, Angular) or pure HTML / CSSS / JS to create a web page wher</text:span><text:span text:style-name="T3">e</text:span><text:span text:style-name="T1"> anyone can see the hot dog list. Create a button to add a new hot dog, button to edit a hot dog, button to delete a hot dog. Create a web server with 4 API.</text:span></text:p>
      <text:p text:style-name="P4"/>
      <text:p text:style-name="P2">Q. <text:span text:style-name="T1">Should I use a database ?</text:span></text:p>
      <text:p text:style-name="P2">A. <text:span text:style-name="T1">Yes, you may use some DBMS, but it`s not necessary. Anyway, remember: you should persist your hot dogs. So, if you create a new hot dog and open the site on another laptop, you should </text:span><text:span text:style-name="T2">see the new hot dog.</text:span></text:p>
      <text:p text:style-name="P5"/>
      <text:p text:style-name="P3">Q. <text:span text:style-name="T1">What UI should look like ?</text:span></text:p>
      <text:p text:style-name="P3">A.<text:span text:style-name="T1"> As you wish. It`s up to your imagination.</text:span></text:p>
      <text:p text:style-name="P5"><text:soft-page-break/></text:p>
      <text:p text:style-name="P3">Q.<text:span text:style-name="T1"> Should I add a HD image ?</text:span></text:p>
      <text:p text:style-name="P3">A.<text:span text:style-name="T1"> As you wish. It`s <text:s/>up to your imagination.</text:span></text:p>
      <text:p text:style-name="P6"/>
      <text:p text:style-name="P3">Q.<text:span text:style-name="T1"> Can I use server-side rendering?</text:span></text:p>
      <text:p text:style-name="P3">A. <text:span text:style-name="T1">Yes.</text:span></text:p>
      <text:p text:style-name="P6"/>
      <text:p text:style-name="P3">Q.<text:span text:style-name="T1"> Can I use local storage to save the hot dog and don`t create backend ?</text:span></text:p>
      <text:p text:style-name="P3">A. <text:span text:style-name="T1">No. A backend is a required part of the test task.</text:span></text:p>
      <text:p text:style-name="P6"/>
      <text:p text:style-name="P3">Q. <text:span text:style-name="T1">Should I create any authorization and/or authentification ?</text:span></text:p>
      <text:p text:style-name="P3">A. <text:span text:style-name="T1">No. It`s not a requirement of the test task.</text:span></text:p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5:25:26.772799493</meta:creation-date>
    <dc:date>2019-08-16T00:24:59.705499446</dc:date>
    <meta:editing-duration>PT9H31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241" meta:character-count="1191" meta:non-whitespace-character-count="958"/>
  </office:meta>
</office:document-meta>
</file>